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18b5" officeooo:paragraph-rsid="000818b5" style:font-size-asian="20pt" style:font-size-complex="20pt"/>
    </style:style>
    <style:style style:name="P2" style:family="paragraph" style:parent-style-name="Standard">
      <style:text-properties fo:font-variant="normal" fo:text-transform="none" fo:color="#333333" style:font-name="Lato" fo:font-size="14.25pt" fo:letter-spacing="normal" fo:font-style="normal" fo:font-weight="normal" officeooo:rsid="000818b5" officeooo:paragraph-rsid="000818b5" style:font-size-asian="10.5pt" style:font-size-complex="12pt"/>
    </style:style>
    <style:style style:name="P3" style:family="paragraph" style:parent-style-name="Standard">
      <style:text-properties officeooo:paragraph-rsid="000818b5"/>
    </style:style>
    <style:style style:name="P4" style:family="paragraph" style:parent-style-name="Standard">
      <style:text-properties officeooo:rsid="0009756b" officeooo:paragraph-rsid="0009756b"/>
    </style:style>
    <style:style style:name="P5" style:family="paragraph" style:parent-style-name="Standard">
      <style:text-properties officeooo:paragraph-rsid="0009756b"/>
    </style:style>
    <style:style style:name="P6" style:family="paragraph" style:parent-style-name="Standard">
      <style:text-properties fo:font-weight="bold" officeooo:rsid="0009756b" officeooo:paragraph-rsid="0009756b" style:font-weight-asian="bold" style:font-weight-complex="bold"/>
    </style:style>
    <style:style style:name="P7" style:family="paragraph" style:parent-style-name="Standard">
      <style:text-properties fo:font-weight="bold" officeooo:paragraph-rsid="0009756b" style:font-weight-asian="bold" style:font-weight-complex="bold"/>
    </style:style>
    <style:style style:name="P8" style:family="paragraph" style:parent-style-name="Standard">
      <style:text-properties fo:color="#5983b0" fo:font-weight="bold" officeooo:rsid="0009756b" officeooo:paragraph-rsid="0009756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style:font-name="Lato" fo:font-size="14.25pt" fo:letter-spacing="normal" fo:font-style="normal" fo:font-weight="normal" style:font-size-asian="10.5pt" style:font-size-complex="12pt"/>
    </style:style>
    <style:style style:name="T3" style:family="text">
      <style:text-properties fo:font-variant="normal" fo:text-transform="none" fo:color="#333333" style:font-name="Lato" fo:font-size="14.25pt" fo:letter-spacing="normal" fo:font-style="normal" fo:font-weight="normal" officeooo:rsid="000818b5" style:font-size-asian="10.5pt" style:font-size-complex="12pt"/>
    </style:style>
    <style:style style:name="T4" style:family="text">
      <style:text-properties fo:font-variant="normal" fo:text-transform="none" fo:color="#333333" style:font-name="Lato" fo:font-size="14.25pt" fo:letter-spacing="normal" fo:font-style="normal" fo:font-weight="normal" officeooo:rsid="0009756b" style:font-size-asian="10.5pt" style:font-size-complex="12pt"/>
    </style:style>
    <style:style style:name="T5" style:family="text">
      <style:text-properties fo:font-variant="normal" fo:text-transform="none" fo:color="#333333" style:font-name="Lato" fo:font-size="14.25pt" fo:letter-spacing="normal" fo:font-style="normal" fo:font-weight="bold" officeooo:rsid="000818b5" style:font-size-asian="10.5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Lato" fo:font-size="14.25pt" fo:letter-spacing="normal" fo:font-style="normal" style:font-size-asian="10.5pt" style:font-size-complex="12pt"/>
    </style:style>
    <style:style style:name="T7" style:family="text">
      <style:text-properties fo:font-variant="normal" fo:text-transform="none" fo:color="#333333" style:font-name="Lato" fo:font-size="14.25pt" fo:letter-spacing="normal" fo:font-style="normal" officeooo:rsid="0009756b" style:font-size-asian="10.5pt" style:font-size-complex="12pt"/>
    </style:style>
    <style:style style:name="T8" style:family="text">
      <style:text-properties fo:font-variant="normal" fo:text-transform="none" fo:color="#333333" style:font-name="Lato" fo:font-size="14.25pt" fo:letter-spacing="normal" fo:font-style="normal" officeooo:rsid="000818b5" style:font-size-asian="10.5pt" style:font-size-complex="12pt"/>
    </style:style>
    <style:style style:name="T9" style:family="text">
      <style:text-properties fo:font-variant="normal" fo:text-transform="none" style:font-name="Lato" fo:font-size="14.25pt" fo:letter-spacing="normal" fo:font-style="normal" style:font-size-asian="10.5pt" style:font-size-complex="12pt"/>
    </style:style>
    <style:style style:name="T10" style:family="text">
      <style:text-properties fo:font-variant="normal" fo:text-transform="none" style:font-name="Lato" fo:font-size="14.25pt" fo:letter-spacing="normal" fo:font-style="normal" officeooo:rsid="000818b5" style:font-size-asian="10.5pt" style:font-size-complex="12pt"/>
    </style:style>
    <style:style style:name="T11" style:family="text">
      <style:text-properties fo:font-variant="normal" fo:text-transform="none" fo:color="#ff0000" style:font-name="Lato" fo:font-size="14.25pt" fo:letter-spacing="normal" fo:font-style="normal" fo:font-weight="normal" style:font-size-asian="10.5pt" style:font-size-complex="12pt"/>
    </style:style>
    <style:style style:name="T12" style:family="text">
      <style:text-properties fo:font-variant="normal" fo:text-transform="none" fo:color="#ff0000" style:font-name="Lato" fo:font-size="14.25pt" fo:letter-spacing="normal" fo:font-style="normal" fo:font-weight="normal" officeooo:rsid="000818b5" style:font-size-asian="10.5pt" style:font-size-complex="12pt"/>
    </style:style>
    <style:style style:name="T13" style:family="text">
      <style:text-properties fo:font-variant="normal" fo:text-transform="none" fo:color="#ff0000" style:font-name="Lato" fo:font-size="14.25pt" fo:letter-spacing="normal" fo:font-style="normal" fo:font-weight="normal" officeooo:rsid="000818b5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color="#111111" style:font-name="Lato" fo:font-size="14.25pt" fo:letter-spacing="normal" fo:font-style="normal" fo:font-weight="normal" officeooo:rsid="0009d119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color="#111111" style:font-name="Lato" fo:font-size="14.25pt" fo:letter-spacing="normal" fo:font-style="normal" fo:font-weight="normal" officeooo:rsid="000818b5" style:font-size-asian="10.5pt" style:font-weight-asian="bold" style:font-size-complex="12pt" style:font-weight-complex="bold"/>
    </style:style>
    <style:style style:name="T16" style:family="text">
      <style:text-properties officeooo:rsid="0009756b"/>
    </style:style>
    <style:style style:name="T17" style:family="text">
      <style:text-properties officeooo:rsid="0009d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pha Vantage API</text:p>
      <text:p text:style-name="P1">Importação e persistência de preços de ativos</text:p>
      <text:p text:style-name="P1"/>
      <text:p text:style-name="P2">Welcome to Alpha Vantage! Here is your API key: <text:span text:style-name="T1">QKWVUQ6IISGPG3F8</text:span>. Please record this API key at a safe place for future data access.</text:p>
      <text:p text:style-name="P2"/>
      <text:p text:style-name="P3"><text:span text:style-name="T3">pip3 install alpha_vantage</text:span></text:p>
      <text:p text:style-name="P3"><text:span text:style-name="T3"/></text:p>
      <text:p text:style-name="P3"><text:span text:style-name="T3"/></text:p>
      <text:p text:style-name="P8"><text:span text:style-name="T10">A</text:span><text:span text:style-name="T9">NOTAÇÕES IMPORTATES</text:span></text:p>
      <text:p text:style-name="P8"><text:span text:style-name="T9"/></text:p>
      <text:p text:style-name="P5"><text:span text:style-name="T14">Utilizar</text:span><text:span text:style-name="T15"> a API Alpha Vantage Inc. e p</text:span><text:span text:style-name="T13">ersistência de dados com SQLite</text:span><text:span text:style-name="T15">.</text:span></text:p>
      <text:p text:style-name="P4"><text:span text:style-name="T3"/></text:p>
      <text:p text:style-name="P5"><text:span text:style-name="T4">Realizar importação</text:span><text:span text:style-name="T3"> e conciliação de preços de </text:span><text:span text:style-name="T5">fechamento</text:span></text:p>
      <text:p text:style-name="P4"><text:span text:style-name="T3">(</text:span><text:span text:style-name="T12">último preço de negociação na sessão, no caso, um dia</text:span><text:span text:style-name="T3">) de ações.</text:span></text:p>
      <text:p text:style-name="P4"><text:span text:style-name="T3"/></text:p>
      <text:p text:style-name="P6"><text:span text:style-name="T6">Cadastro de ações | Campos:</text:span></text:p>
      <text:p text:style-name="P4"><text:span text:style-name="T2">- Tiker ou símbolo (B3SA3 por exemplo)</text:span></text:p>
      <text:p text:style-name="P4"><text:span text:style-name="T2">- Nome (Brasil, bolsa, balcão)</text:span></text:p>
      <text:p text:style-name="P4"><text:span text:style-name="T2">- Habilitado (se desabilitada, deve ser ignorada na importação)</text:span></text:p>
      <text:p text:style-name="P4"><text:span text:style-name="T2"/></text:p>
      <text:p text:style-name="P7"><text:span text:style-name="T7">Cadastro de preços | Campos:</text:span></text:p>
      <text:p text:style-name="P5"><text:span text:style-name="T4">- Data</text:span></text:p>
      <text:p text:style-name="P5"><text:span text:style-name="T4">- Ativo</text:span></text:p>
      <text:p text:style-name="P5"><text:span text:style-name="T4">- Preço</text:span></text:p>
      <text:p text:style-name="P4"><text:span text:style-name="T2"/></text:p>
      <text:p text:style-name="P6"><text:span text:style-name="T8">U</text:span><text:span text:style-name="T6">tilizar a função TIME_SERIES_DAILY para importar:</text:span></text:p>
      <text:p text:style-name="P4"><text:span text:style-name="T2">- B3SA3 (</text:span><text:span text:style-name="T11">B3SA3.SAO</text:span><text:span text:style-name="T2">)</text:span></text:p>
      <text:p text:style-name="P4"><text:span text:style-name="T2">- PETR4 (</text:span><text:span text:style-name="T11">PETR4</text:span><text:span text:style-name="T2">)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7:30:10.152643221</meta:creation-date>
    <dc:date>2021-05-08T07:50:53.378938844</dc:date>
    <meta:editing-duration>PT10M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19" meta:character-count="721" meta:non-whitespace-character-count="621"/>
  </office:meta>
</office:document-meta>
</file>